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El cometido es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El cometido es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2" xml:id="id7" draw:id="id7" draw:layer="layout" svg:width="4.2cm" svg:height="1.4cm" svg:x="4.001cm" svg:y="13.201cm">
          <text:p text:style-name="P2">Mapa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8cm" svg:height="1.6cm" svg:x="15.601cm" svg:y="12.401cm">
          <text:p text:style-name="P2">Raí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8cm" svg:height="1.6cm" svg:x="12.801cm" svg:y="14.6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8cm" svg:height="1.6cm" svg:x="18.601cm" svg:y="14.6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8cm" svg:height="1.6cm" svg:x="10.401cm" svg:y="17.2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8cm" svg:height="1.6cm" svg:x="14.801cm" svg:y="17.4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8cm" svg:height="1.6cm" svg:x="19.801cm" svg:y="17.4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201cm" svg:x1="16.157cm" svg:y1="13.767cm" svg:x2="14.701cm" svg:y2="14.601cm" draw:start-shape="id1" draw:start-glue-point="7" draw:end-shape="id2" draw:end-glue-point="4" svg:d="M16157 13767v334h-1456v500" svg:viewBox="0 0 1457 835">
          <text:p/>
        </draw:connector>
        <draw:connector draw:style-name="gr4" draw:text-style-name="P2" draw:layer="layout" svg:x1="19.401cm" svg:y1="13.201cm" svg:x2="20.501cm" svg:y2="14.601cm" draw:start-shape="id1" draw:end-shape="id3" svg:d="M19401 13201h1100v1400" svg:viewBox="0 0 1101 1401">
          <text:p/>
        </draw:connector>
        <draw:connector draw:style-name="gr4" draw:text-style-name="P2" draw:layer="layout" svg:x1="12.801cm" svg:y1="15.401cm" svg:x2="10.401cm" svg:y2="18.001cm" draw:start-shape="id2" draw:end-shape="id4" svg:d="M12801 15401h-2901v2600h501" svg:viewBox="0 0 2902 2601">
          <text:p/>
        </draw:connector>
        <draw:connector draw:style-name="gr4" draw:text-style-name="P2" draw:layer="layout" svg:x1="14.701cm" svg:y1="16.201cm" svg:x2="16.701cm" svg:y2="17.401cm" draw:start-shape="id2" draw:end-shape="id5" draw:end-glue-point="0" svg:d="M14701 16201v601h2000v599" svg:viewBox="0 0 2001 1201">
          <text:p/>
        </draw:connector>
        <draw:connector draw:style-name="gr4" draw:text-style-name="P2" draw:layer="layout" svg:x1="20.501cm" svg:y1="16.201cm" svg:x2="21.701cm" svg:y2="17.401cm" draw:start-shape="id3" draw:end-shape="id6" draw:end-glue-point="0" svg:d="M20501 16201v601h1200v599" svg:viewBox="0 0 1201 1201">
          <text:p/>
        </draw:connector>
        <draw:custom-shape draw:style-name="gr3" draw:text-style-name="P2" xml:id="id8" draw:id="id8" draw:layer="layout" svg:width="3.8cm" svg:height="1.6cm" svg:x="2.401cm" svg:y="16.201cm">
          <text:p text:style-name="P2">NodoLi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8.201cm" svg:y1="13.901cm" svg:x2="15.601cm" svg:y2="13.201cm" draw:start-shape="id7" draw:end-shape="id1" draw:end-glue-point="3" svg:d="M8201 13901h3700v-700h3700" svg:viewBox="0 0 7401 701">
          <text:p/>
        </draw:connector>
        <draw:connector draw:style-name="gr5" draw:text-style-name="P2" draw:layer="layout" svg:x1="6.101cm" svg:y1="14.601cm" svg:x2="4.301cm" svg:y2="16.201cm" draw:start-shape="id7" draw:end-shape="id8" svg:d="M6101 14601v800h-1800v800" svg:viewBox="0 0 1801 16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">idr</text:span> para implementar los mapas.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text-style-name="P3" draw:layer="layout" svg:width="12.297cm" svg:height="12.179cm" svg:x="1.4cm" svg:y="5cm" presentation:class="outlin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struct idr {</text:span></text:p>
                <text:p text:style-name="P3"><text:span text:style-name="T2"><text:s text:c="4"/></text:span><text:span text:style-name="T2">struct idr_layer __rcu <text:s/>*hint;</text:span></text:p>
                <text:p text:style-name="P3"><text:span text:style-name="T2"><text:s text:c="4"/></text:span><text:span text:style-name="T2">struct idr_layer __rcu <text:s/>*top;</text:span></text:p>
                <text:p text:style-name="P3"><text:span text:style-name="T2"><text:s text:c="4"/></text:span><text:span text:style-name="T2">int layers;</text:span><text:span text:style-name="T2"><text:tab/></text:span><text:span text:style-name="T2"><text:tab/></text:span></text:p>
                <text:p text:style-name="P3"><text:span text:style-name="T2"><text:s text:c="4"/></text:span><text:span text:style-name="T2">int cur;</text:span><text:span text:style-name="T2"><text:tab/></text:span></text:p>
                <text:p text:style-name="P3"><text:span text:style-name="T2"><text:s text:c="4"/></text:span><text:span text:style-name="T2">spinlock_t lock;</text:span><text:span text:style-name="T2"><text:tab/></text:span><text:span text:style-name="T2"><text:tab/></text:span></text:p>
                <text:p text:style-name="P3"><text:span text:style-name="T2"><text:s text:c="4"/></text:span><text:span text:style-name="T2">int id_free_cnt;</text:span><text:span text:style-name="T2"><text:tab/></text:span></text:p>
                <text:p text:style-name="P3"><text:span text:style-name="T2"><text:s text:c="4"/></text:span><text:span text:style-name="T2">struct idr_layer *id_free;</text:span></text:p>
                <text:p text:style-name="P3"><text:span text:style-name="T2">};</text:span></text:p>
              </text:list-header>
            </text:list>
          </draw:text-box>
        </draw:frame>
        <draw:frame presentation:style-name="pr5" draw:text-style-name="P4" draw:layer="layout" svg:width="12.297cm" svg:height="12.179cm" svg:x="14.313cm" svg:y="5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  <text:p text:style-name="P4"><text:span text:style-name="T3">struct idr_layer {</text:span></text:p>
                <text:p text:style-name="P4"><text:span text:style-name="T3"><text:s text:c="4"/></text:span><text:span text:style-name="T3">int prefix;</text:span></text:p>
                <text:p text:style-name="P4"><text:span text:style-name="T3"><text:s text:c="4"/></text:span><text:span text:style-name="T3">int layer;</text:span></text:p>
                <text:p text:style-name="P4"><text:span text:style-name="T3"><text:s text:c="4"/></text:span><text:span text:style-name="T3">struct idr_layer __rcu *ary[1&lt;&lt;IDR_BITS];</text:span></text:p>
                <text:p text:style-name="P4"><text:span text:style-name="T3"><text:s text:c="4"/></text:span><text:span text:style-name="T3">int count;</text:span></text:p>
                <text:p text:style-name="P4"><text:span text:style-name="T3"><text:s text:c="4"/></text:span><text:span text:style-name="T3">DECLARE_BITMAP(bitmap, IDR_SIZE);</text:span></text:p>
                <text:p text:style-name="P4"><text:span text:style-name="T3"><text:s text:c="4"/></text:span><text:span text:style-name="T3">struct rcu_head rcu_head;</text:span></text:p>
                <text:p text:style-name="P4"><text:span text:style-name="T3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3">int id;</text:span></text:p>
                <text:p><text:span text:style-name="T3">struct idr idr_huh;</text:span></text:p>
                <text:p><text:span text:style-name="T3">struct my_struct *ptr = ...;</text:span></text:p>
                <text:p><text:span text:style-name="T3"/></text:p>
                <text:p><text:span text:style-name="T3">idr_init(&amp;idr_huh);</text:span></text:p>
                <text:p><text:span text:style-name="T3"/></text:p>
                <text:p><text:span text:style-name="T3">do{</text:span></text:p>
                <text:list>
                  <text:list-header>
                    <text:p><text:span text:style-name="T3">if(!idr_pre_get(&amp;idr_huh, GFP_KERNEL))</text:span></text:p>
                    <text:list>
                      <text:list-header>
                        <text:p><text:span text:style-name="T3">return -ENOSPC;</text:span></text:p>
                      </text:list-header>
                    </text:list>
                    <text:p><text:span text:style-name="T3">ret = idr_get_new(&amp;idr_huh, (void *)ptr, &amp;id);</text:span></text:p>
                  </text:list-header>
                </text:list>
                <text:p><text:span text:style-name="T3">}while(ret == -EAGAIN);</text:span></text:p>
                <text:p/>
                <text:p/>
              </text:list-header>
            </text:list>
          </draw:text-box>
        </draw:frame>
        <draw:frame presentation:style-name="pr5" draw:text-style-name="P4" draw:layer="layout" svg:width="12.297cm" svg:height="12.179cm" svg:x="14.313cm" svg:y="5cm" presentation:class="outline">
          <draw:text-box>
            <text:list text:style-name="L2">
              <text:list-header>
                <text:p text:style-name="P4"><text:span text:style-name="T3">ptr = (struct my_struct *)idr_find(&amp;idr_huh, id);</text:span></text:p>
                <text:p text:style-name="P4"><text:span text:style-name="T3">if(!ptr)</text:span></text:p>
                <text:list>
                  <text:list-header>
                    <text:p><text:span text:style-name="T3">return -EINVAL;</text:span></text:p>
                  </text:list-header>
                </text:list>
                <text:p text:style-name="P4"><text:span text:style-name="T3"/></text:p>
                <text:p text:style-name="P4"><text:span text:style-name="T3">idr_remove(&amp;idr_huh, id);</text:span></text:p>
                <text:p text:style-name="P4"><text:span text:style-name="T3">// idr_remove_all(&amp;idr_huh);</text:span></text:p>
                <text:p text:style-name="P4"><text:span text:style-name="T3">idr_destroy(&amp;idr_huh);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3T00:43:40.764472756</dc:date>
    <dc:creator>Miguel Romero</dc:creator>
    <meta:editing-duration>PT53M33S</meta:editing-duration>
    <meta:editing-cycles>9</meta:editing-cycles>
    <meta:generator>LibreOffice/4.3.3.2$Linux_X86_64 LibreOffice_project/430m0$Build-2</meta:generator>
    <meta:document-statistic meta:object-count="86"/>
  </office:meta>
</office:document-meta>
</file>